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4">
      <style:text-properties officeooo:rsid="00577e2e" officeooo:paragraph-rsid="0063115a"/>
    </style:style>
    <style:style style:name="P2" style:family="paragraph" style:parent-style-name="Text_20_body" style:list-style-name="L4">
      <style:text-properties officeooo:rsid="003ac1a3" officeooo:paragraph-rsid="00768b6c"/>
    </style:style>
    <style:style style:name="P3" style:family="paragraph" style:parent-style-name="Text_20_body" style:list-style-name="L4">
      <style:text-properties officeooo:rsid="006da1b4" officeooo:paragraph-rsid="00768b6c"/>
    </style:style>
    <style:style style:name="P4" style:family="paragraph" style:parent-style-name="Text_20_body" style:list-style-name="L4">
      <style:text-properties officeooo:rsid="006ea51a" officeooo:paragraph-rsid="00768b6c"/>
    </style:style>
    <style:style style:name="P5" style:family="paragraph" style:parent-style-name="Text_20_body" style:list-style-name="L4">
      <style:text-properties officeooo:rsid="003c682c" officeooo:paragraph-rsid="00768b6c"/>
    </style:style>
    <style:style style:name="P6" style:family="paragraph" style:parent-style-name="Text_20_body" style:list-style-name="L4">
      <style:text-properties officeooo:rsid="006ec54a" officeooo:paragraph-rsid="00768b6c"/>
    </style:style>
    <style:style style:name="P7" style:family="paragraph" style:parent-style-name="Text_20_body" style:list-style-name="L6">
      <style:text-properties officeooo:rsid="003ed016" officeooo:paragraph-rsid="003ed016"/>
    </style:style>
    <style:style style:name="P8" style:family="paragraph" style:parent-style-name="Text_20_body" style:list-style-name="L6">
      <style:text-properties officeooo:rsid="003f6996" officeooo:paragraph-rsid="003f6996"/>
    </style:style>
    <style:style style:name="P9" style:family="paragraph" style:parent-style-name="Text_20_body" style:list-style-name="L4">
      <style:text-properties officeooo:rsid="008a24dd" officeooo:paragraph-rsid="008a24dd"/>
    </style:style>
    <style:style style:name="P10" style:family="paragraph" style:parent-style-name="Text_20_body" style:list-style-name="L4">
      <style:text-properties officeooo:rsid="008ba032" officeooo:paragraph-rsid="008ba032"/>
    </style:style>
    <style:style style:name="P11" style:family="paragraph" style:parent-style-name="Text_20_body" style:list-style-name="L4">
      <style:text-properties officeooo:rsid="008d3c62" officeooo:paragraph-rsid="008d3c62"/>
    </style:style>
    <style:style style:name="P12" style:family="paragraph" style:parent-style-name="Text_20_body" style:list-style-name="L4">
      <style:text-properties officeooo:rsid="0090ae88" officeooo:paragraph-rsid="0090ae88"/>
    </style:style>
    <style:style style:name="P13" style:family="paragraph" style:parent-style-name="Heading_20_1">
      <style:text-properties officeooo:rsid="0034a68c" officeooo:paragraph-rsid="0034a68c"/>
    </style:style>
    <style:style style:name="P14" style:family="paragraph" style:parent-style-name="Heading_20_1">
      <style:text-properties officeooo:rsid="008881ed" officeooo:paragraph-rsid="008881ed"/>
    </style:style>
    <style:style style:name="T1" style:family="text">
      <style:text-properties officeooo:rsid="003ed016"/>
    </style:style>
    <style:style style:name="T2" style:family="text">
      <style:text-properties officeooo:rsid="003f6996"/>
    </style:style>
    <style:style style:name="T3" style:family="text">
      <style:text-properties officeooo:rsid="003ffe5f"/>
    </style:style>
    <style:style style:name="T4" style:family="text">
      <style:text-properties officeooo:rsid="0075bfe6"/>
    </style:style>
    <style:style style:name="T5" style:family="text">
      <style:text-properties officeooo:rsid="008881ed"/>
    </style:style>
    <style:style style:name="T6" style:family="text">
      <style:text-properties officeooo:rsid="0091e09c"/>
    </style:style>
    <style:style style:name="T7" style:family="text">
      <style:text-properties officeooo:rsid="003ac1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To do<text:span text:style-name="T1"> - general</text:span></text:h>
      <text:list xml:id="list5579195099627929065" text:style-name="L4">
        <text:list-item>
          <text:p text:style-name="P1">(<text:span text:style-name="T7">At end of turn, if player has &gt; 10 chips, must discard down to 10</text:span></text:p>
        </text:list-item>
        <text:list-item>
          <text:p text:style-name="P9">Fix scaling - full screen</text:p>
        </text:list-item>
        <text:list-item>
          <text:p text:style-name="P10">Better graphics</text:p>
        </text:list-item>
        <text:list-item>
          <text:p text:style-name="P11">Remove debugging (print) code</text:p>
        </text:list-item>
        <text:list-item>
          <text:p text:style-name="P11">?? Simplify states by introducing "skip-if"</text:p>
        </text:list-item>
      </text:list>
      <text:h text:style-name="P14" text:outline-level="1">Maybe later</text:h>
      <text:list xml:id="list152245657304221" text:continue-numbering="true" text:style-name="L4">
        <text:list-item>
          <text:p text:style-name="P3">Can reserve a card when no yellow disks available</text:p>
          <text:list>
            <text:list-item>
              <text:p text:style-name="P4">Instead of yellow disk, show <text:span text:style-name="T5">pretend yellow disk</text:span> within button square</text:p>
            </text:list-item>
          </text:list>
        </text:list-item>
        <text:list-item>
          <text:p text:style-name="P5"><text:span text:style-name="T3">C</text:span>an select a face down card + a yellow chip</text:p>
          <text:list>
            <text:list-item>
              <text:p text:style-name="P6">After selecting a yellow chip (or 'R'), draw piles also become buttons</text:p>
            </text:list-item>
          </text:list>
        </text:list-item>
      </text:list>
      <text:h text:style-name="Heading_20_1" text:outline-level="1">To do - First AI</text:h>
      <text:list xml:id="list2532153523316236597" text:style-name="L6">
        <text:list-item>
          <text:p text:style-name="P7">Get available actions</text:p>
        </text:list-item>
        <text:list-item>
          <text:p text:style-name="P7">Choose best action:</text:p>
          <text:list>
            <text:list-item>
              <text:p text:style-name="P7">If can buy any card<text:span text:style-name="T2"> (best_card)</text:span></text:p>
              <text:list>
                <text:list-item>
                  <text:p text:style-name="P7">If less than 3 of each card type, and can buy any which fill in a missing card type:</text:p>
                  <text:list>
                    <text:list-item>
                      <text:p text:style-name="P7">buy that one - using tie breakers as below</text:p>
                    </text:list-item>
                  </text:list>
                </text:list-item>
                <text:list-item>
                  <text:p text:style-name="P7">Buy one with highest points</text:p>
                </text:list-item>
                <text:list-item>
                  <text:p text:style-name="P7">Tie breaker: one which has chip_type for our lowest chip stack</text:p>
                </text:list-item>
                <text:list-item>
                  <text:p text:style-name="P7">Second tie breaker: select at random</text:p>
                </text:list-item>
              </text:list>
            </text:list-item>
            <text:list-item>
              <text:p text:style-name="P8">If 6 or less chips, not counting yellow chips:</text:p>
              <text:list>
                <text:list-item>
                  <text:p text:style-name="P8">Take any, where available, if less than 3 (card + chip) in hand</text:p>
                </text:list-item>
                <text:list-item>
                  <text:p text:style-name="P8">If taken less than 3, top up with one for which least are available</text:p>
                  <text:list>
                    <text:list-item>
                      <text:p text:style-name="P8">Tie breaker: random</text:p>
                    </text:list-item>
                  </text:list>
                </text:list-item>
              </text:list>
            </text:list-item>
            <text:list-item>
              <text:p text:style-name="P8">If over 6 chips:</text:p>
              <text:list>
                <text:list-item>
                  <text:p text:style-name="P8">Take yellow chip</text:p>
                </text:list-item>
                <text:list-item>
                  <text:p text:style-name="P8">Plus 'best' card:</text:p>
                  <text:list>
                    <text:list-item>
                      <text:p text:style-name="P8"><text:soft-page-break/>From any which player can afford once added yellow chip to hand:</text:p>
                      <text:list>
                        <text:list-item>
                          <text:p text:style-name="P8">same as best_card, above</text:p>
                        </text:list-item>
                      </text:list>
                    </text:list-item>
                    <text:list-item>
                      <text:p text:style-name="P8">If none available, pretend player as one more yellow chip and repeat</text:p>
                      <text:list>
                        <text:list-item>
                          <text:p text:style-name="P8">Repeat until a card is foun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If now has over 10 chips:</text:p>
              <text:list>
                <text:list-item>
                  <text:p text:style-name="P8">Discard one for which player has most chips + cards</text:p>
                  <text:list>
                    <text:list-item>
                      <text:p text:style-name="P8">Tie breaker: random</text:p>
                    </text:list-item>
                  </text:list>
                </text:list-item>
                <text:list-item>
                  <text:p text:style-name="P8">Repeat until has 10 chip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7:18:54.452876686</meta:creation-date>
    <dc:date>2017-03-19T15:22:43.533773604</dc:date>
    <meta:editing-duration>P1DT9H45M30S</meta:editing-duration>
    <meta:editing-cycles>130</meta:editing-cycles>
    <meta:generator>LibreOffice/5.1.4.2$Linux_X86_64 LibreOffice_project/10m0$Build-2</meta:generator>
    <meta:document-statistic meta:table-count="0" meta:image-count="0" meta:object-count="0" meta:page-count="2" meta:paragraph-count="35" meta:word-count="286" meta:character-count="1353" meta:non-whitespace-character-count="1134"/>
  </office:meta>
</office:document-meta>
</file>